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1" svg:font-family="Calibr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82cm"/>
    </style:style>
    <style:style style:name="co2" style:family="table-column">
      <style:table-column-properties fo:break-before="auto" style:column-width="12.603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7.941cm"/>
    </style:style>
    <style:style style:name="co5" style:family="table-column">
      <style:table-column-properties fo:break-before="auto" style:column-width="20.244cm"/>
    </style:style>
    <style:style style:name="co6" style:family="table-column">
      <style:table-column-properties fo:break-before="auto" style:column-width="4.694cm"/>
    </style:style>
    <style:style style:name="co7" style:family="table-column">
      <style:table-column-properties fo:break-before="auto" style:column-width="2.282cm"/>
    </style:style>
    <style:style style:name="co8" style:family="table-column">
      <style:table-column-properties fo:break-before="auto" style:column-width="27.975cm"/>
    </style:style>
    <style:style style:name="co9" style:family="table-column">
      <style:table-column-properties fo:break-before="auto" style:column-width="7.191cm"/>
    </style:style>
    <style:style style:name="co10" style:family="table-column">
      <style:table-column-properties fo:break-before="auto" style:column-width="6.858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2.05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Questions">
      <style:table-properties table:display="true" style:writing-mode="lr-tb"/>
    </style:style>
    <style:style style:name="ce1" style:family="table-cell" style:parent-style-name="Excel_20_Built-in_20_Normal">
      <style:table-cell-properties fo:wrap-option="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Good" style:data-style-name="N8000">
      <style:table-cell-properties style:cell-protect="protected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6" style:family="table-cell" style:parent-style-name="Excel_20_Built-in_20_Normal">
      <style:table-cell-properties fo:background-color="#ffcc00"/>
    </style:style>
    <style:style style:name="ce7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>
      <style:text-properties fo:font-weight="bold" style:font-weight-asian="bold" style:font-weight-complex="bold"/>
    </style:style>
    <style:style style:name="ce10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Excel_20_Built-in_20_Normal">
      <style:table-cell-properties fo:background-color="#ffcc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ackground-color="#ffcc00"/>
    </style:style>
    <style:style style:name="ce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ce3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 table:number-columns-repeated="1024"/>
        </table:table-row>
        <table:table-row table:style-name="ro2">
          <table:table-cell office:value-type="string">
            <text:p>Level</text:p>
          </table:table-cell>
          <table:table-cell office:value-type="string">
            <text:p>Rule Set #</text:p>
          </table:table-cell>
          <table:table-cell office:value-type="string">
            <text:p>Rule Set Description</text:p>
          </table:table-cell>
          <table:table-cell office:value-type="string">
            <text:p>Rule #</text:p>
          </table:table-cell>
          <table:table-cell office:value-type="string">
            <text:p>Description</text:p>
          </table:table-cell>
          <table:table-cell office:value-type="string">
            <text:p>Activities</text:p>
          </table:table-cell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table:number-columns-repeated="1023"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style-name="ce4" office:value-type="string">
            <text:p>RECONCILE DAILY LIFTINGS</text:p>
          </table:table-cell>
          <table:table-cell office:value-type="float" office:value="1">
            <text:p>1</text:p>
          </table:table-cell>
          <table:table-cell office:value-type="string">
            <text:p>Completeness </text:p>
          </table:table-cell>
          <table:table-cell office:value-type="string">
            <text:p>Identified missing records for a combination (Supplier+Terminal+Product+AccountType)</text:p>
          </table:table-cell>
          <table:table-cell table:style-name="ce5"/>
          <table:table-cell table:number-columns-repeated="1017"/>
        </table:table-row>
        <table:table-row table:style-name="ro3">
          <table:table-cell table:style-name="ce2"/>
          <table:table-cell/>
          <table:table-cell office:value-type="string">
            <text:p>Reconcile Daily values based on Weekly Values</text:p>
          </table:table-cell>
          <table:table-cell table:number-columns-repeated="2"/>
          <table:table-cell office:value-type="string">
            <text:p>Created records for missed polling days, and populated some of the values like Beg, Base from previous day values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2"/>
          <table:table-cell table:number-columns-repeated="2"/>
          <table:table-cell office:value-type="float" office:value="2">
            <text:p>2</text:p>
          </table:table-cell>
          <table:table-cell office:value-type="string">
            <text:p>Standardize Next Refresh Date</text:p>
          </table:table-cell>
          <table:table-cell office:value-type="string">
            <text:p>Parsed Next Refresh Date field and standardized the field for computations</text:p>
          </table:table-cell>
          <table:table-cell table:style-name="ce5"/>
          <table:table-cell table:number-columns-repeated="1017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2">
          <table:table-cell table:style-name="ce2"/>
          <table:table-cell table:number-columns-repeated="2"/>
          <table:table-cell office:value-type="float" office:value="3">
            <text:p>3</text:p>
          </table:table-cell>
          <table:table-cell office:value-type="string">
            <text:p>Standardization - Week Structure</text:p>
          </table:table-cell>
          <table:table-cell office:value-type="string">
            <text:p>Computed week structure (Weekly slab 1) based on Next Refresh Date / records having period as 'Weekly'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/>
          <table:table-cell table:number-columns-repeated="4"/>
          <table:table-cell office:value-type="string">
            <text:p>Computed week structure (Weekly slab 2) based on Weekly lifted values / records having period as 'Weekly'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2"/>
          <table:table-cell table:number-columns-repeated="2"/>
          <table:table-cell office:value-type="float" office:value="4">
            <text:p>4</text:p>
          </table:table-cell>
          <table:table-cell office:value-type="string">
            <text:p>Missing Daily Lifting</text:p>
          </table:table-cell>
          <table:table-cell office:value-type="string">
            <text:p>Populated daily liftings based on Weekly lifted (used the weekly slab 1 to determine the difference)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/>
          <table:table-cell table:number-columns-repeated="4"/>
          <table:table-cell office:value-type="string">
            <text:p>Populated daily liftings based on Weekly lifted (used the weekly slab 2 to determine the difference)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2"/>
          <table:table-cell table:number-columns-repeated="2"/>
          <table:table-cell office:value-type="float" office:value="5">
            <text:p>5</text:p>
          </table:table-cell>
          <table:table-cell office:value-type="string">
            <text:p>Reconcile Daily Lifting</text:p>
          </table:table-cell>
          <table:table-cell office:value-type="string">
            <text:p>Verified Actual Daily lifting with Populated daily liftings based on Weekly slab 1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/>
          <table:table-cell table:number-columns-repeated="4"/>
          <table:table-cell office:value-type="string">
            <text:p>Verified Actual Daily lifting with Populated daily liftings based on Weekly slab 2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2"/>
          <table:table-cell table:number-columns-repeated="2"/>
          <table:table-cell office:value-type="float" office:value="6">
            <text:p>6</text:p>
          </table:table-cell>
          <table:table-cell office:value-type="string">
            <text:p>Consider Opening Balance</text:p>
          </table:table-cell>
          <table:table-cell office:value-type="string">
            <text:p>To determine the week structure, considered opening balance, based on previous month closing value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2"/>
          <table:table-cell table:number-columns-repeated="2"/>
          <table:table-cell office:value-type="float" office:value="7">
            <text:p>7</text:p>
          </table:table-cell>
          <table:table-cell office:value-type="string">
            <text:p>Consider Monthly Liftings</text:p>
          </table:table-cell>
          <table:table-cell office:value-type="string">
            <text:p>To determine if daily lifting exceptions can be validated against monthly lifting values</text:p>
          </table:table-cell>
          <table:table-cell table:style-name="ce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2">
            <text:p>2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Fix exceptions on daily liftings</text:p>
          </table:table-cell>
          <table:table-cell office:value-type="string">
            <text:p>Create additional rules to fix the current set of exceptions</text:p>
          </table:table-cell>
          <table:table-cell table:style-name="ce5" office:value-type="string">
            <text:p>Nill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4" office:value-type="string">
            <text:p>RECONCILE Daily LIFTINGS- Using Monthly</text:p>
          </table:table-cell>
          <table:table-cell office:value-type="float" office:value="1">
            <text:p>1</text:p>
          </table:table-cell>
          <table:table-cell office:value-type="string">
            <text:p>Missing Daily Lifting</text:p>
          </table:table-cell>
          <table:table-cell office:value-type="string">
            <text:p>Populate daily liftings based on monthly lifted being avaibale </text:p>
            <text:p><text:s/>1. If first Day of the Month then Lifted Daily = Lifted Monthly </text:p>
            <text:p>2. For Remaining Days <text:s/>(Lifted Daily N )= (Lifted Monthly N)- (Lifted Monthly N-1)(Max Batch of that day) <text:s/>where N is the Day</text:p>
          </table:table-cell>
          <table:table-cell table:style-name="ce5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Reconcile Daily values based on Monthly Values</text:p>
          </table:table-cell>
          <table:table-cell office:value-type="float" office:value="2">
            <text:p>2</text:p>
          </table:table-cell>
          <table:table-cell office:value-type="string">
            <text:p>One day missing</text:p>
          </table:table-cell>
          <table:table-cell office:value-type="string">
            <text:p>When a Single Missing Day is found say Day N , if Lifted Monthly and Lifted Daily is available for N-1 and N+1 , then we can compute Lifted Daily and Monthly for N as follows : </text:p>
            <text:p><text:s/>(Lifted Monthly N)=(Lifted Monthly N+1)-(Lifted Daily N+1) </text:p>
            <text:p><text:s/>(Lifted Daily N )= (Lifted Monthly N)- (Lifted Monthly N-1)</text:p>
          </table:table-cell>
          <table:table-cell table:style-name="ce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 office:value-type="float" office:value="3">
            <text:p>3</text:p>
          </table:table-cell>
          <table:table-cell table:style-name="ce4" office:value-type="string">
            <text:p>RECONCILE WEEKLY LIFTINGS- Using Monthly</text:p>
          </table:table-cell>
          <table:table-cell office:value-type="float" office:value="1">
            <text:p>1</text:p>
          </table:table-cell>
          <table:table-cell office:value-type="string">
            <text:p>Missing Weekly Lifting</text:p>
          </table:table-cell>
          <table:table-cell office:value-type="string">
            <text:p>Populate daily liftings based on monthly lifted and then update weekly as In previous Step</text:p>
          </table:table-cell>
          <table:table-cell table:style-name="ce5"/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Reconcile Daily values based on Monthly Values and update Weekly</text:p>
          </table:table-cell>
          <table:table-cell table:number-columns-repeated="1021"/>
        </table:table-row>
        <table:table-row table:style-name="ro2">
          <table:table-cell table:number-columns-repeated="5"/>
          <table:table-cell office:value-type="string">
            <text:p>(Note : will be able to do only within a month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5" table:number-rows-repeated="3">
          <table:table-cell table:style-name="ce2" table:number-columns-repeated="1024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6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4" office:value-type="string">
            <text:p>RECONCILE missing Fistday – Weekly and Monthly</text:p>
          </table:table-cell>
          <table:table-cell office:value-type="float" office:value="1">
            <text:p>1</text:p>
          </table:table-cell>
          <table:table-cell office:value-type="string">
            <text:p>Missing Daily Lifting and Firt day of week</text:p>
          </table:table-cell>
          <table:table-cell office:value-type="string">
            <text:p>If first day of week is missing and next day is available , then we can compute it as Follows : </text:p>
            <text:p><text:s/>(Lifted Weekly N )= (Lifted Weekly N+1)- (Lifted Daily N+1) , </text:p>
            <text:p>since it is first day we can have <text:s/>(Lifted Daily N)= (Lifted Weekly N )</text:p>
          </table:table-cell>
          <table:table-cell table:style-name="ce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Missing Daily Lifting and Firt day of month</text:p>
          </table:table-cell>
          <table:table-cell office:value-type="string">
            <text:p>If first day of month is missing and next day is available , then we can compute it as follows:</text:p>
            <text:p><text:s/>(Lifted Monthly N )= (Lifted Monthly N+1)- (Lifted Daily N+1) , </text:p>
            <text:p>since it is first day we can have <text:s/>(Lifted Daily N)= (Lifted Monthly N )</text:p>
          </table:table-cell>
          <table:table-cell table:style-name="ce5"/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4" office:value-type="string">
            <text:p>Persist The Reconciled </text:p>
          </table:table-cell>
          <table:table-cell table:number-columns-repeated="2"/>
          <table:table-cell office:value-type="string">
            <text:p>The Reconsiled Data is persisted in a single table </text:p>
          </table:table-cell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4" office:value-type="string">
            <text:p>Use reconciled previous month for Opening balance</text:p>
          </table:table-cell>
          <table:table-cell office:value-type="float" office:value="1">
            <text:p>1</text:p>
          </table:table-cell>
          <table:table-cell office:value-type="string">
            <text:p>Consider Opening Balance</text:p>
          </table:table-cell>
          <table:table-cell office:value-type="string">
            <text:p>To determine the week structure, considered opening balance, based on previous month closing value</text:p>
          </table:table-cell>
          <table:table-cell table:style-name="ce5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style-name="ce4" office:value-type="string">
            <text:p>Compute Monthly From Reconciled Daily</text:p>
          </table:table-cell>
          <table:table-cell table:number-columns-repeated="2"/>
          <table:table-cell office:value-type="string">
            <text:p>Polpulate Monthly from Cumulative DailyReconciled </text:p>
          </table:table-cell>
          <table:table-cell table:style-name="ce5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style-name="ce4" office:value-type="string">
            <text:p>Compute Weekly From Reconciled Daily</text:p>
          </table:table-cell>
          <table:table-cell table:number-columns-repeated="2"/>
          <table:table-cell office:value-type="string">
            <text:p>Polpulate Weekly from Cumulative DailyReconciled , in each Next refresh group</text:p>
          </table:table-cell>
          <table:table-cell table:style-name="ce5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1017"/>
        </table:table-row>
        <table:table-row table:style-name="ro5" table:number-rows-repeated="9">
          <table:table-cell table:style-name="ce2" table:number-columns-repeated="1024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Questions" table:style-name="ta2" table:print="false">
        <office:forms form:automatic-focus="false" form:apply-design-mode="false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7" table:number-columns-repeated="1021" table:default-cell-style-name="Excel_20_Built-in_20_Normal"/>
        <table:table-row table:style-name="ro1">
          <table:table-cell table:style-name="ce6"/>
          <table:table-cell table:style-name="ce11"/>
          <table:table-cell table:style-name="ce14"/>
          <table:table-cell table:style-name="ce11"/>
          <table:table-cell table:style-name="ce6" table:number-columns-repeated="2"/>
          <table:table-cell table:style-name="ce14"/>
          <table:table-cell table:style-name="ce6" table:number-columns-repeated="1017"/>
        </table:table-row>
        <table:table-row table:style-name="ro1">
          <table:table-cell table:style-name="ce6" office:value-type="string">
            <text:p>Questions/ Rules to Model ?</text:p>
          </table:table-cell>
          <table:table-cell table:style-name="ce11"/>
          <table:table-cell table:style-name="ce14"/>
          <table:table-cell table:style-name="ce11"/>
          <table:table-cell table:style-name="ce6" table:number-columns-repeated="2"/>
          <table:table-cell table:style-name="ce14"/>
          <table:table-cell table:style-name="ce6" table:number-columns-repeated="1017"/>
        </table:table-row>
        <table:table-row table:style-name="ro1">
          <table:table-cell table:style-name="ce7" office:value-type="string">
            <text:p>Find missing days using next month if available </text:p>
          </table:table-cell>
          <table:table-cell table:style-name="Default"/>
          <table:table-cell table:style-name="ce15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/>
          <table:table-cell table:style-name="ce15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>
            <text:p>Missing two days data </text:p>
          </table:table-cell>
          <table:table-cell table:style-name="Default" table:number-columns-repeated="1023"/>
        </table:table-row>
        <table:table-row table:style-name="ro1">
          <table:table-cell table:style-name="ce7" office:value-type="string">
            <text:p>Two days data available except , second days Lifted daily.</text:p>
          </table:table-cell>
          <table:table-cell table:style-name="Default" table:number-columns-repeated="1023"/>
        </table:table-row>
        <table:table-row table:style-name="ro1">
          <table:table-cell table:style-name="ce7" office:value-type="string">
            <text:p>Missing Last day of week and Monthly Not available </text:p>
          </table:table-cell>
          <table:table-cell table:style-name="Default" table:number-columns-repeated="1023"/>
        </table:table-row>
        <table:table-row table:style-name="ro1">
          <table:table-cell table:style-name="ce7" office:value-type="string">
            <text:p>Missing last day of the month <text:s/>(And Weekly is not spaning )</text:p>
          </table:table-cell>
          <table:table-cell table:style-name="Default" table:number-columns-repeated="1023"/>
        </table:table-row>
        <table:table-row table:style-name="ro5" table:number-rows-repeated="2">
          <table:table-cell table:style-name="Default" table:number-columns-repeated="1024"/>
        </table:table-row>
        <table:table-row table:style-name="ro1">
          <table:table-cell office:value-type="string">
            <text:p>Reasons for Current Exceptions</text:p>
          </table:table-cell>
          <table:table-cell table:number-columns-repeated="1023"/>
        </table:table-row>
        <table:table-row table:style-name="ro1">
          <table:table-cell/>
          <table:table-cell table:style-name="ce8" office:value-type="string">
            <text:p>GLENDIVE MT CENEX EX - 02PT</text:p>
          </table:table-cell>
          <table:table-cell table:style-name="ce8" office:value-type="string">
            <text:p>ULSD</text:p>
          </table:table-cell>
          <table:table-cell office:value-type="string">
            <text:p>this will cause problems while filling base and beginning 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There is only monthly and no daily and weekly for half of the month , but next half has weekly and daily , but no monthly ex: PILOT TRAVEL CENTERS LLC 103637 IW</text:p>
          </table:table-cell>
          <table:table-cell table:number-columns-repeated="1023"/>
        </table:table-row>
        <table:table-row table:style-name="ro1">
          <table:table-cell office:value-type="string">
            <text:p>Invalid Next Refresh Date</text:p>
          </table:table-cell>
          <table:table-cell table:number-columns-repeated="1023"/>
        </table:table-row>
        <table:table-row table:style-name="ro1">
          <table:table-cell office:value-type="string">
            <text:p>Next Refresh Weekly bins are not matching with Weekly bins generated based on weekly values patter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First Day of Month Missing and New month ?</text:p>
          </table:table-cell>
          <table:table-cell table:number-columns-repeated="1023"/>
        </table:table-row>
        <table:table-row table:style-name="ro1">
          <table:table-cell office:value-type="string">
            <text:p>First Day of week missing and Monthly not available/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last day of the week missing and Monthly not available 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last day of the month missing and weekly not available </text:p>
          </table:table-cell>
          <table:table-cell table:number-columns-repeated="1023"/>
        </table:table-row>
        <table:table-row table:style-name="ro1">
          <table:table-cell table:style-name="ce10" office:value-type="string">
            <text:p>two consecutive days not available </text:p>
          </table:table-cell>
          <table:table-cell table:number-columns-repeated="1023"/>
        </table:table-row>
        <table:table-row table:style-name="ro1">
          <table:table-cell office:value-type="string">
            <text:p>use reconciled previous month</text:p>
          </table:table-cell>
          <table:table-cell table:style-name="ce12" office:value-type="string">
            <text:p>PILOT TRAVEL CENTERS LLC 103637 IW</text:p>
          </table:table-cell>
          <table:table-cell table:style-name="ce12" office:value-type="string">
            <text:p>HAMMOND IN (MOC) - 00DH</text:p>
          </table:table-cell>
          <table:table-cell table:style-name="ce12" office:value-type="string">
            <text:p>Prem RFG</text:p>
          </table:table-cell>
          <table:table-cell office:value-type="string">
            <text:p>Exxon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find missing days using next month if available </text:p>
          </table:table-cell>
          <table:table-cell table:style-name="ce13" office:value-type="string">
            <text:p>Channel: 50 - Commercial</text:p>
          </table:table-cell>
          <table:table-cell table:style-name="ce13" office:value-type="string">
            <text:p>CANTON OH - BUCKEYE (PLANT 9180)</text:p>
          </table:table-cell>
          <table:table-cell table:style-name="ce13" office:value-type="string">
            <text:p>PREMIUM</text:p>
          </table:table-cell>
          <table:table-cell office:value-type="string">
            <text:p>BP</text:p>
          </table:table-cell>
          <table:table-cell table:number-columns-repeated="1019"/>
        </table:table-row>
        <table:table-row table:style-name="ro1">
          <table:table-cell office:value-type="string">
            <text:p>Some times the Lifted Monthly is zero and But the Weekly value is present </text:p>
          </table:table-cell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expression table:name="LOCAL_DATE_SEPARATOR" table:base-cell-address="$Sheet1.$A$1" table:expression="INDEX(#name!();17)"/>
        <table:named-expression table:name="LOCAL_DAY_FORMAT" table:base-cell-address="$Sheet1.$A$1" table:expression="INDEX(#name!();21)"/>
        <table:named-expression table:name="LOCAL_HOUR_FORMAT" table:base-cell-address="$Sheet1.$A$1" table:expression="INDEX(#name!();22)"/>
        <table:named-expression table:name="LOCAL_MINUTE_FORMAT" table:base-cell-address="$Sheet1.$A$1" table:expression="INDEX(#name!();23)"/>
        <table:named-expression table:name="LOCAL_MONTH_FORMAT" table:base-cell-address="$Sheet1.$A$1" table:expression="INDEX(#name!();20)"/>
        <table:named-expression table:name="LOCAL_MYSQL_DATE_FORMAT" table:base-cell-address="$Sheet1.$A$1" table:expression="REPT(LOCAL_YEAR_FORMAT;4)&amp;LOCAL_DATE_SEPARATOR&amp;REPT(LOCAL_MONTH_FORMAT;2)&amp;LOCAL_DATE_SEPARATOR&amp;REPT(LOCAL_DAY_FORMAT;2)&amp;&quot; &quot;&amp;REPT(LOCAL_HOUR_FORMAT;2)&amp;LOCAL_TIME_SEPARATOR&amp;REPT(LOCAL_MINUTE_FORMAT;2)&amp;LOCAL_TIME_SEPARATOR&amp;REPT(LOCAL_SECOND_FORMAT;2)"/>
        <table:named-expression table:name="LOCAL_SECOND_FORMAT" table:base-cell-address="$Sheet1.$A$1" table:expression="INDEX(#name!();24)"/>
        <table:named-expression table:name="LOCAL_TIME_SEPARATOR" table:base-cell-address="$Sheet1.$A$1" table:expression="INDEX(#name!();18)"/>
        <table:named-expression table:name="LOCAL_YEAR_FORMAT" table:base-cell-address="$Sheet1.$A$1" table:expression="INDEX(#name!();19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1" svg:font-family="Calibr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108P0" style:volatile="true">
      <number:text>₹ </number:text>
      <number:number number:decimal-places="0" number:min-integer-digits="1" number:grouping="true"/>
    </number:number-style>
    <number:number-style style:name="N108">
      <number:text>₹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₹ </number:text>
      <number:number number:decimal-places="0" number:min-integer-digits="1" number:grouping="true"/>
    </number:number-style>
    <number:number-style style:name="N109">
      <style:text-properties fo:color="#ff0000"/>
      <number:text>₹ -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₹ </number:text>
      <number:number number:decimal-places="2" number:min-integer-digits="1" number:grouping="true"/>
    </number:number-style>
    <number:number-style style:name="N111">
      <number:text>₹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₹ </number:text>
      <number:number number:decimal-places="2" number:min-integer-digits="1" number:grouping="true"/>
    </number:number-style>
    <number:number-style style:name="N112">
      <style:text-properties fo:color="#ff0000"/>
      <number:text>₹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₹ </number:text>
      <number:number number:decimal-places="0" number:min-integer-digits="1" number:grouping="true"/>
      <number:text> </number:text>
    </number:number-style>
    <number:number-style style:name="N124P1" style:volatile="true">
      <number:text> ₹ -</number:text>
      <number:number number:decimal-places="0" number:min-integer-digits="1" number:grouping="true"/>
      <number:text> </number:text>
    </number:number-style>
    <number:number-style style:name="N124P2" style:volatile="true">
      <number:text> ₹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₹ </number:text>
      <number:number number:decimal-places="2" number:min-integer-digits="1" number:grouping="true"/>
      <number:text> </number:text>
    </number:number-style>
    <number:number-style style:name="N132P1" style:volatile="true">
      <number:text> ₹ -</number:text>
      <number:number number:decimal-places="2" number:min-integer-digits="1" number:grouping="true"/>
      <number:text> </number:text>
    </number:number-style>
    <number:number-style style:name="N132P2" style:volatile="true">
      <number:text> ₹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7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IN">
      <number:number number:decimal-places="0" number:min-integer-digits="1" number:grouping="true"/>
      <number:text> </number:text>
    </number:number-style>
    <number:number-style style:name="N8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IN">
      <number:text> - </number:text>
    </number:number-style>
    <number:text-style style:name="N8113" number:language="en" number:country="IN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IN">
      <number:number number:decimal-places="2" number:min-integer-digits="1" number:grouping="true"/>
      <number:text> </number:text>
    </number:number-style>
    <number:number-style style:name="N8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7" number:language="en" number:country="IN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IN">
      <number:minutes number:style="long"/>
      <number:text>:</number:text>
      <number:seconds number:style="long"/>
    </number:time-style>
    <number:time-style style:name="N8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IN">
      <number:minutes number:style="long"/>
      <number:text>:</number:text>
      <number:seconds number:style="long" number:decimal-places="1"/>
    </number:time-style>
    <number:number-style style:name="N8121" number:language="en" number:country="IN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Good" style:display-name="Excel Built-in Good" style:family="table-cell" style:parent-style-name="Excel_20_Built-in_20_Normal">
      <style:table-cell-properties fo:background-color="#c6efce"/>
      <style:text-properties fo:color="#0061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Neutral" style:display-name="Excel Built-in Neutral" style:family="table-cell" style:parent-style-name="Excel_20_Built-in_20_Normal">
      <style:table-cell-properties fo:background-color="#ffeb9c"/>
      <style:text-properties fo:color="#9c65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0.254cm" fo:margin-bottom="0.254cm" fo:margin-left="0.762cm" fo:margin-right="0.762cm" style:print-page-order="ltr" style:scale-to="100%" style:table-centering="horizontal" style:writing-mode="lr-tb"/>
      <style:header-style>
        <style:header-footer-properties fo:min-height="0.751cm" fo:margin-left="1.138cm" fo:margin-right="1.138cm" fo:margin-bottom="0.942cm"/>
      </style:header-style>
      <style:footer-style>
        <style:header-footer-properties fo:min-height="0.751cm" fo:margin-left="1.138cm" fo:margin-right="1.138cm" fo:margin-top="0.333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3">23/09/2015</text:date>, <text:time>18:4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estions" style:display-name="PageStyle_Ques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5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Sheet1_20_2" style:display-name="PageStyle_Sheet1 2" style:page-layout-name="Mpm5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3T18:46:18.31</dc:date>
    <dc:creator>pramod kumar</dc:creator>
    <meta:generator>OpenOffice/4.0.0$Win32 OpenOffice.org_project/400m3$Build-9702</meta:generator>
    <meta:editing-duration>PT22H46M44S</meta:editing-duration>
    <meta:editing-cycles>24</meta:editing-cycles>
    <meta:document-statistic meta:table-count="2" meta:cell-count="115" meta:object-count="0"/>
  </office:meta>
</office:document-meta>
</file>